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webTitleSpan"/>Har kranglet i 20 år:&lt;br&gt; </text:p>
      <text:p text:style-name="Text_20_body">Nå snakker Axl Rose og Slash sammen igjen</text:p>
      <text:p text:style-name="Text_20_body"/>
      <text:section text:style-name="Sect1" text:name="articleIngress-40769670">
        <text:p text:style-name="Text_20_body">Etter å ikke ha snakket sammen på nesten 20 år, har nå Guns N´ Roses-vokalist Axl Rose og bandets tidligere gitarist Slash skværet opp.</text:p>
      </text:section>
      <text:p text:style-name="Text_20_body"/>
      <text:p text:style-name="Text_20_body">&lt;p&gt;Sist de to bandkollegene delte scene var i 1996, og ifølge Uproxx Music var dette også siste gang de snakket sammen.&lt;br&gt;</text:p>
      <text:p text:style-name="Text_20_body">Under et intervju med Piers Morgan Tonight i 2012, fortalte Slash at de to kuttet kontakten da han valgte å ikke signere kontrakten om å bli med videre sammen med den nye versjonen av bandet som Axl Rose hadde satt sammen.&lt;/p&gt;</text:p>
      <text:h text:style-name="Heading_20_2" text:outline-level="2">&lt;p&gt;&lt;strong&gt;- En kreftsvulst&lt;br&gt;&lt;/strong&gt;</text:h>
      <text:p text:style-name="Text_20_body">Etter uenighetene mellom de to musikerne har de begge, fram til nå, utelukket en framtidig gjenforening. Axl Rose gikk i 2009 så langt som å kalle sin tidligere kollega en kreftsvulst.&lt;br&gt;</text:p>
      <text:p text:style-name="Text_20_body">- Kort fortalt, jeg anser han som en kreftsvulst det er best man fjerner, unngår, og jo mindre noen hørte fra han eller hans tilhengere, jo bedre, uttalte han i et intervju.</text:p>
      <text:p text:style-name="Text_20_body">Nå ser det imidlertid ut til at de to har lagt konfliktene bak seg og begravd stridsøksa.&lt;/p&gt;</text:p>
      <text:h text:style-name="Heading_20_2" text:outline-level="2">&lt;p&gt;&lt;strong&gt;Venner igjen&lt;/strong&gt;&lt;br&gt;</text:h>
      <text:p text:style-name="Text_20_body">I et nytt intervju med svenske Aftonbladet TV sier gitaristen Slash at det var på tide med en forsoning mellom ham og Axl Rose.&lt;br&gt;</text:p>
      <text:p text:style-name="Text_20_body">- Det er veldig kult at vi på dette punktet kan legge bak oss det negative som pågikk så lenge, sier Slash i intervjuet.&lt;br&gt;</text:p>
      <text:p text:style-name="Text_20_body">- Det var så mye oppmerksomhet rundt bruddet. Det ble bygget opp til et monster som ledet til en fiendtlighet mellom oss som jeg ikke ønsket å fokusere på, sa gitaristen til Esquire i 2011.&lt;br&gt;</text:p>
      <text:p text:style-name="Text_20_body">Om den originale Guns N´ Roses noen gang vil oppstå igjen, vil ikke gitaristen svare på. Men ifølge Mirorr svarte han «man skal aldri si aldri» da han ble stilt det samme spørsmålet under et intervju tidligere i år. Han vil imidlertid ikke bekrefte gjenforeningen Guns N´ Roses-fansen håper på.&lt;/p&gt;</text:p>
      <text:p text:style-name="Text_20_body">&lt;p&gt;- Det kan jeg ikke svare på, la oss ikke gå inn på det temaet, sier Slash i Aftonbladet-intervjuet.&lt;/p&gt;</text:p>
      <text:p text:style-name="Text_20_body"/>
      <text:p text:style-name="Text_20_body">&lt;strong&gt;ISABELLE KARLSEN&lt;/strong&gt;</text:p>
      <text:p text:style-name="Text_20_body"/>
      <text:p text:style-name="Text_20_body">/images/Slash.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6T09:47:11.84</meta:creation-date>
    <dc:date>2015-10-26T12:06:04.93</dc:date>
    <meta:editing-duration>PT1H12M58S</meta:editing-duration>
    <meta:editing-cycles>11</meta:editing-cycles>
    <meta:generator>OpenOffice/4.1.1$Win32 OpenOffice.org_project/411m6$Build-9775</meta:generator>
    <meta:document-statistic meta:table-count="0" meta:image-count="0" meta:object-count="0" meta:page-count="1" meta:paragraph-count="17" meta:word-count="339" meta:character-count="1983"/>
  </office:meta>
</office:document-meta>
</file>